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21"/>
    <style:style style:name="ce8" style:family="table-cell" style:parent-style-name="Default" style:data-style-name="N61"/>
    <style:style style:name="ce9" style:family="table-cell" style:parent-style-name="Default" style:data-style-name="N127"/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299in"/>
    </style:style>
    <style:style style:name="gr3" style:family="graphic">
      <style:graphic-properties draw:textarea-horizontal-align="justify" draw:textarea-vertical-align="middle" draw:auto-grow-height="false" fo:min-height="0.1228in" fo:min-width="0.1264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_3" table:style-name="ta1">
        <table:shapes>
          <draw:line draw:z-index="0" draw:style-name="gr1" draw:text-style-name="P1" svg:x1="1.7906in" svg:y1="1.9346in" svg:x2="3.5933in" svg:y2="1.9346in">
            <text:p/>
          </draw:line>
          <draw:line draw:z-index="1" draw:style-name="gr1" draw:text-style-name="P1" svg:x1="3.5598in" svg:y1="1.9339in" svg:x2="5.4075in" svg:y2="1.9339in">
            <text:p/>
          </draw:line>
          <draw:frame draw:z-index="2" draw:style-name="gr2" svg:width="0.4346in" svg:height="0.2299in" svg:x="1.6181in" svg:y="1.9764in">
            <draw:text-box>
              <text:p>-0.5</text:p>
            </draw:text-box>
          </draw:frame>
          <draw:frame draw:z-index="3" draw:style-name="gr2" svg:width="0.4343in" svg:height="0.2299in" svg:x="5.2591in" svg:y="1.9791in">
            <draw:text-box>
              <text:p>0.5</text:p>
            </draw:text-box>
          </draw:frame>
          <draw:custom-shape draw:z-index="4" draw:style-name="gr3" draw:text-style-name="P1" svg:width="0.1783in" svg:height="0.1732in" svg:x="3.5in" svg:y="1.677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svg:width="0.7575in" svg:height="0.2512in" svg:x="2.585in" svg:y="2.1299in">
            <draw:text-box>
              <text:p>cell 0</text:p>
            </draw:text-box>
          </draw:frame>
          <draw:frame draw:z-index="6" draw:style-name="gr4" svg:width="0.7575in" svg:height="0.2512in" svg:x="4.3563in" svg:y="2.1354in">
            <draw:text-box>
              <text:p>cell 1</text:p>
            </draw:text-box>
          </draw:frame>
          <draw:frame draw:z-index="7" draw:style-name="gr5" svg:width="0.3567in" svg:height="0.3031in" svg:x="3.5177in" svg:y="1.4205in">
            <draw:text-box>
              <text:p>p0</text:p>
            </draw:text-box>
          </draw:frame>
          <draw:frame draw:z-index="8" draw:style-name="gr4" svg:width="0.7575in" svg:height="0.2512in" svg:x="1.6236in" svg:y="2.2906in">
            <draw:text-box>
              <text:p>node 0</text:p>
            </draw:text-box>
          </draw:frame>
          <draw:frame draw:z-index="9" draw:style-name="gr4" svg:width="0.7575in" svg:height="0.2512in" svg:x="3.3626in" svg:y="2.2906in">
            <draw:text-box>
              <text:p>node 1</text:p>
            </draw:text-box>
          </draw:frame>
          <draw:frame draw:z-index="10" draw:style-name="gr4" svg:width="0.7575in" svg:height="0.2512in" svg:x="5.2224in" svg:y="2.3299in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artesian 1D Poisson solve with source from test_ChargeDensity.ods:test_4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Weights (coulombs per unit are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00000000" calcext:value-type="float">
            <text:p>4.00E+010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4"/>
          <table:table-cell table:style-name="ce4" table:formula="of:=[.D7]" office:value-type="float" office:value="40000000000" calcext:value-type="float">
            <text:p>4.00E+01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4" table:formula="of:=SUM([.D19:.D21])" office:value-type="float" office:value="0" calcext:value-type="float">
            <text:p>0.00E+000</text:p>
          </table:table-cell>
          <table:table-cell table:style-name="ce4" table:formula="of:=SUM([.E19:.E21])" office:value-type="float" office:value="40000000000" calcext:value-type="float">
            <text:p>4.00E+010</text:p>
          </table:table-cell>
          <table:table-cell table:style-name="ce4" table:formula="of:=SUM([.F19:.F21])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4" office:value-type="float" office:value="1.602176487E-019" calcext:value-type="float">
            <text:p>1.60E-019</text:p>
          </table:table-cell>
          <table:table-cell table:formula="of:=[.D22]*[.$C$25]" office:value-type="float" office:value="0" calcext:value-type="float">
            <text:p>0</text:p>
          </table:table-cell>
          <table:table-cell table:formula="of:=[.E22]*[.$C$25]" office:value-type="float" office:value="0.000000006408705948" calcext:value-type="float">
            <text:p>6.408705948E-009</text:p>
          </table:table-cell>
          <table:table-cell table:formula="of:=[.F22]*[.$C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eld due to boundary-condit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x: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hi: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E:</text:p>
          </table:table-cell>
          <table:table-cell table:formula="of:=-([.E31]-[.D31])/([.E30]-[.D30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Field from the char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 = sigma/epsilon_0</text:p>
          </table:table-cell>
          <table:table-cell table:number-columns-repeated="2"/>
          <table:table-cell table:formula="of:=[.E25]/epsilon_0" office:value-type="float" office:value="723.805060436522" calcext:value-type="float">
            <text:p>723.80506043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py:</text:p>
          </table:table-cell>
          <table:table-cell office:value-type="float" office:value="723.82" calcext:value-type="float">
            <text:p>72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ticle weight</text:p>
          </table:table-cell>
          <table:table-cell table:style-name="ce7" table:formula="of:=[.E20]/723.82" office:value-type="float" office:value="55262358.0448178" calcext:value-type="float">
            <text:p>5.526E+07</text:p>
          </table:table-cell>
          <table:table-cell office:value-type="string" calcext:value-type="string">
            <text:p>will give a jump of 1 V/m</text:p>
          </table:table-cell>
          <table:table-cell/>
          <table:table-cell table:style-name="ce8" table:formula="of:=epsilon_0/q_e" office:value-type="float" office:value="55263498.6772216" calcext:value-type="float">
            <text:p>5.53E+07</text:p>
          </table:table-cell>
        </table:table-row>
        <table:table-row table:style-name="ro1">
          <table:table-cell table:number-columns-repeated="4"/>
          <table:table-cell table:formula="of:=[.E39]*q_e" office:value-type="float" office:value="0.00000000000885400506755823" calcext:value-type="float">
            <text:p>8.85400506755823E-012</text:p>
          </table:table-cell>
          <table:table-cell table:number-columns-repeated="2"/>
          <table:table-cell table:style-name="ce8" table:formula="of:=epsilon_0" office:value-type="float" office:value="0.000000000008854187817" calcext:value-type="float">
            <text:p>8.85E-12</text:p>
          </table:table-cell>
        </table:table-row>
        <table:table-row table:style-name="ro1">
          <table:table-cell table:number-columns-repeated="4"/>
          <table:table-cell table:formula="of:=[.E39]*q_e/epsilon_0" office:value-type="float" office:value="0.999979360112351" calcext:value-type="float">
            <text:p>0.9999793601</text:p>
          </table:table-cell>
          <table:table-cell table:number-columns-repeated="3"/>
        </table:table-row>
      </table:table>
      <table:table table:name="test_4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2" office:value-type="string" calcext:value-type="string">
            <text:p>Spherical 1D radial Poisson solve with source from test_ChargeDensity.ods:test_5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ut a charge (actually a spherical shell of charge) at r = 2 m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7" table:formula="of:=[.C16]/(4*PI()*epsilon_0)" office:value-type="float" office:value="-8987551787.99791" calcext:value-type="float">
            <text:p>-8.988E+0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2" office:value-type="string" calcext:value-type="string">
            <text:p>From mesh_1D_radial.xml:</text:p>
          </table:table-cell>
          <table:table-cell table:number-columns-repeated="2"/>
          <table:table-cell table:style-name="ce2" office:value-type="string" calcext:value-type="string">
            <text:p>With phi=0 at r=2, the potential is then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Potenti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formula="of:=V_factor/[.F9]" office:value-type="float" office:value="-8987551787.99791" calcext:value-type="float">
            <text:p>-8.99E+009</text:p>
          </table:table-cell>
          <table:table-cell/>
          <table:table-cell table:style-name="ce4" table:formula="of:=[.G9]-[.$G$19]" office:value-type="float" office:value="-7190041430.39833" calcext:value-type="float">
            <text:p>-7.19E+009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.20047489345091" calcext:value-type="float">
            <text:p>1.2004748935</text:p>
          </table:table-cell>
          <table:table-cell table:style-name="ce4" table:formula="of:=V_factor/[.F10]" office:value-type="float" office:value="-7486663683.70446" calcext:value-type="float">
            <text:p>-7.49E+009</text:p>
          </table:table-cell>
          <table:table-cell/>
          <table:table-cell table:style-name="ce4" table:formula="of:=[.G10]-[.$G$19]" office:value-type="float" office:value="-5689153326.10488" calcext:value-type="float">
            <text:p>-5.69E+009</text:p>
          </table:table-cell>
          <table:table-cell table:style-name="ce4"/>
        </table:table-row>
        <table:table-row table:style-name="ro1">
          <table:table-cell table:number-columns-repeated="5"/>
          <table:table-cell office:value-type="float" office:value="1.49362709017601" calcext:value-type="float">
            <text:p>1.4936270902</text:p>
          </table:table-cell>
          <table:table-cell table:style-name="ce4" table:formula="of:=V_factor/[.F11]" office:value-type="float" office:value="-6017266188.53626" calcext:value-type="float">
            <text:p>-6.02E+009</text:p>
          </table:table-cell>
          <table:table-cell/>
          <table:table-cell table:style-name="ce4" table:formula="of:=[.G11]-[.$G$19]" office:value-type="float" office:value="-4219755830.93668" calcext:value-type="float">
            <text:p>-4.22E+009</text:p>
          </table:table-cell>
          <table:table-cell table:style-name="ce4"/>
        </table:table-row>
        <table:table-row table:style-name="ro1">
          <table:table-cell table:number-columns-repeated="5"/>
          <table:table-cell office:value-type="float" office:value="1.83621436232314" calcext:value-type="float">
            <text:p>1.8362143623</text:p>
          </table:table-cell>
          <table:table-cell table:style-name="ce4" table:formula="of:=V_factor/[.F12]" office:value-type="float" office:value="-4894609241.93352" calcext:value-type="float">
            <text:p>-4.89E+009</text:p>
          </table:table-cell>
          <table:table-cell/>
          <table:table-cell table:style-name="ce4" table:formula="of:=[.G12]-[.$G$19]" office:value-type="float" office:value="-3097098884.33394" calcext:value-type="float">
            <text:p>-3.10E+009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.2154524686918" calcext:value-type="float">
            <text:p>2.2154524687</text:p>
          </table:table-cell>
          <table:table-cell table:style-name="ce4" table:formula="of:=V_factor/[.F13]" office:value-type="float" office:value="-4056756764.14081" calcext:value-type="float">
            <text:p>-4.06E+009</text:p>
          </table:table-cell>
          <table:table-cell/>
          <table:table-cell table:style-name="ce4" table:formula="of:=[.G13]-[.$G$19]" office:value-type="float" office:value="-2259246406.54123" calcext:value-type="float">
            <text:p>-2.26E+009</text:p>
          </table:table-cell>
          <table:table-cell table:style-name="ce4"/>
        </table:table-row>
        <table:table-row table:style-name="ro1">
          <table:table-cell table:number-columns-repeated="5"/>
          <table:table-cell office:value-type="float" office:value="2.62450479271247" calcext:value-type="float">
            <text:p>2.6245047927</text:p>
          </table:table-cell>
          <table:table-cell table:style-name="ce4" table:formula="of:=V_factor/[.F14]" office:value-type="float" office:value="-3424475281.18595" calcext:value-type="float">
            <text:p>-3.42E+009</text:p>
          </table:table-cell>
          <table:table-cell/>
          <table:table-cell table:style-name="ce4" table:formula="of:=[.G14]-[.$G$19]" office:value-type="float" office:value="-1626964923.58637" calcext:value-type="float">
            <text:p>-1.63E+009</text:p>
          </table:table-cell>
          <table:table-cell table:style-name="ce4"/>
        </table:table-row>
        <table:table-row table:style-name="ro1">
          <table:table-cell table:number-columns-repeated="5"/>
          <table:table-cell office:value-type="float" office:value="3.05900128106583" calcext:value-type="float">
            <text:p>3.0590012811</text:p>
          </table:table-cell>
          <table:table-cell table:style-name="ce4" table:formula="of:=V_factor/[.F15]" office:value-type="float" office:value="-2938067350.16026" calcext:value-type="float">
            <text:p>-2.94E+009</text:p>
          </table:table-cell>
          <table:table-cell/>
          <table:table-cell table:style-name="ce4" table:formula="of:=[.G15]-[.$G$19]" office:value-type="float" office:value="-1140556992.56067" calcext:value-type="float">
            <text:p>-1.14E+009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lomb</text:p>
          </table:table-cell>
          <table:table-cell/>
          <table:table-cell office:value-type="float" office:value="3.51586563701379" calcext:value-type="float">
            <text:p>3.515865637</text:p>
          </table:table-cell>
          <table:table-cell table:style-name="ce4" table:formula="of:=V_factor/[.F16]" office:value-type="float" office:value="-2556284203.06514" calcext:value-type="float">
            <text:p>-2.56E+009</text:p>
          </table:table-cell>
          <table:table-cell/>
          <table:table-cell table:style-name="ce4" table:formula="of:=[.G16]-[.$G$19]" office:value-type="float" office:value="-758773845.465559" calcext:value-type="float">
            <text:p>-7.59E+008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 table:number-columns-repeated="2"/>
          <table:table-cell office:value-type="float" office:value="3.99279503303239" calcext:value-type="float">
            <text:p>3.992795033</text:p>
          </table:table-cell>
          <table:table-cell table:style-name="ce4" table:formula="of:=V_factor/[.F17]" office:value-type="float" office:value="-2250942438.47828" calcext:value-type="float">
            <text:p>-2.25E+009</text:p>
          </table:table-cell>
          <table:table-cell/>
          <table:table-cell table:style-name="ce4" table:formula="of:=[.G17]-[.$G$19]" office:value-type="float" office:value="-453432080.878703" calcext:value-type="float">
            <text:p>-4.53E+008</text:p>
          </table:table-cell>
          <table:table-cell table:style-name="ce4"/>
        </table:table-row>
        <table:table-row table:style-name="ro1">
          <table:table-cell table:number-columns-repeated="5"/>
          <table:table-cell office:value-type="float" office:value="4.48799018031015" calcext:value-type="float">
            <text:p>4.4879901803</text:p>
          </table:table-cell>
          <table:table-cell table:style-name="ce4" table:formula="of:=V_factor/[.F18]" office:value-type="float" office:value="-2002578309.4242" calcext:value-type="float">
            <text:p>-2.00E+009</text:p>
          </table:table-cell>
          <table:table-cell/>
          <table:table-cell table:style-name="ce4" table:formula="of:=[.G18]-[.$G$19]" office:value-type="float" office:value="-205067951.824618" calcext:value-type="float">
            <text:p>-2.05E+008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table:formula="of:=V_factor/[.F19]" office:value-type="float" office:value="-1797510357.59958" calcext:value-type="float">
            <text:p>-1.80E+009</text:p>
          </table:table-cell>
          <table:table-cell/>
          <table:table-cell table:style-name="ce4" table:formula="of:=[.G19]-[.$G$19]" office:value-type="float" office:value="0" calcext:value-type="float">
            <text:p>0.00E+000</text:p>
          </table:table-cell>
          <table:table-cell table:style-name="ce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If potential=0 at infinity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4" table:formula="of:=[.I4]/[.C13]" office:value-type="float" office:value="-4493775893.99896" calcext:value-type="float">
            <text:p>-4.49E+0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4" table:formula="of:=[.I4]/[.F12]" office:value-type="float" office:value="-4894609241.93352" calcext:value-type="float">
            <text:p>-4.89E+0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ential at rmax:</text:p>
          </table:table-cell>
          <table:table-cell table:number-columns-repeated="4"/>
          <table:table-cell table:style-name="ce4" table:formula="of:=[.I4]/[.C8]" office:value-type="float" office:value="-1797510357.59958" calcext:value-type="float">
            <text:p>-1.80E+0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ential at infinity: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odify these for potential=0 at rmax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7" table:formula="of:=[.G22]-[.G24]" office:value-type="float" office:value="-2696265536.39937" calcext:value-type="float">
            <text:p>-2.696E+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7" table:formula="of:=[.G23]-[.G24]" office:value-type="float" office:value="-3097098884.33394" calcext:value-type="float">
            <text:p>-3.097E+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Inside the charge-shell, the potential is constant</text:p>
          </table:table-cell>
          <table:table-cell table:number-columns-repeated="8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3" table:default-cell-style-name="ce9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formula="of:=['file:///home/thughe/workspace/dt/tests/unit/consts.ods'#$Sheet1.E114]" office:value-type="float" office:value="1.602176487E-019" calcext:value-type="float">
            <text:p>1.60217649E-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silon_0</text:p>
          </table:table-cell>
          <table:table-cell table:formula="of:=['file:///home/thughe/workspace/dt/tests/unit/consts.ods'#$Sheet1.E80]" office:value-type="float" office:value="0.000000000008854187817" calcext:value-type="float">
            <text:p>8.85418782E-01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thughe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>
          <table:table-cell table:number-columns-repeated="4"/>
          <table:table-cell table:style-name="ce1" office:value-type="float" office:value="-175882015000">
            <text:p>-175882015000</text:p>
          </table:table-cell>
        </table:table-row>
        <table:table-row table:number-rows-repeated="32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C$4" table:cell-range-address="$consts.$D$4"/>
        <table:named-range table:name="q_e" table:base-cell-address="$consts.$C$3" table:cell-range-address="$consts.$D$3"/>
        <table:named-range table:name="V_factor" table:base-cell-address="$test_3.$H$4" table:cell-range-address="$test_4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scientific-number number:decimal-places="8" number:min-integer-digits="1" number:min-exponent-digits="3"/>
    </number:number-style>
    <number:number-style style:name="N128">
      <number:scientific-number number:decimal-places="5" number:min-integer-digits="1" number:min-exponent-digits="2"/>
    </number:number-style>
    <number:number-style style:name="N129">
      <number:scientific-number number:decimal-places="5" number:min-integer-digits="1" number:min-exponent-digits="3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20:24:47.037196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9-04T13:32:59.608681550</meta:creation-date>
    <dc:date>2017-11-11T23:49:17.747771596</dc:date>
    <dc:creator>Thomas Hughes</dc:creator>
    <meta:editing-duration>PT9H30M8S</meta:editing-duration>
    <meta:editing-cycles>14</meta:editing-cycles>
    <meta:generator>LibreOffice/4.3.7.2$Linux_X86_64 LibreOffice_project/430$Build-2</meta:generator>
    <meta:document-statistic meta:table-count="3" meta:cell-count="125" meta:object-count="11"/>
  </office:meta>
</office:document-meta>
</file>